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ntro del Scope de mi proyecto de portafolio, contemplo poder programar a futuro un calendario para tener uno personalizado y no tener que depender de Google Calendar.</text:p>
      <text:p text:style-name="Standard">Asi como el control de otros componentes que visuali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 Carrillo Diaz</meta:initial-creator>
    <meta:creation-date>2023-02-10T10:10:02.73</meta:creation-date>
    <meta:document-statistic meta:table-count="0" meta:image-count="0" meta:object-count="0" meta:page-count="1" meta:paragraph-count="2" meta:word-count="36" meta:character-count="222"/>
    <dc:date>2023-02-10T10:18:23.38</dc:date>
    <dc:creator>Cristian Carrillo Diaz</dc:creator>
    <meta:editing-duration>PT8M22S</meta:editing-duration>
    <meta:editing-cycles>1</meta:editing-cycles>
    <meta:generator>OpenOffice/4.1.13$Win32 OpenOffice.org_project/4113m1$Build-9810</meta:generator>
  </office:meta>
</office:document-meta>
</file>